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d30" officeooo:paragraph-rsid="00155d30"/>
    </style:style>
    <style:style style:name="T1" style:family="text">
      <style:text-properties officeooo:rsid="00166c31"/>
    </style:style>
    <style:style style:name="T2" style:family="text">
      <style:text-properties officeooo:rsid="00420a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ssssssssssssda</text:span>a<text:span text:style-name="T1">aailajsdlkasnsdsasaassaaaaassssssssdsssssssss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3:17:02.479079489</meta:creation-date>
    <dc:date>2018-02-26T15:58:20.454474140</dc:date>
    <meta:editing-duration>PT4H56M19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63" meta:non-whitespace-character-count="63"/>
  </office:meta>
</office:document-meta>
</file>